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1.965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1.011cm"/>
    </style:style>
    <style:style style:name="co11" style:family="table-column">
      <style:table-column-properties fo:break-before="auto" style:column-width="3.237cm"/>
    </style:style>
    <style:style style:name="co12" style:family="table-column">
      <style:table-column-properties fo:break-before="auto" style:column-width="2.544cm"/>
    </style:style>
    <style:style style:name="co13" style:family="table-column">
      <style:table-column-properties fo:break-before="auto" style:column-width="2.11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2.394cm"/>
    </style:style>
    <style:style style:name="co16" style:family="table-column">
      <style:table-column-properties fo:break-before="auto" style:column-width="1.97cm"/>
    </style:style>
    <style:style style:name="co17" style:family="table-column">
      <style:table-column-properties fo:break-before="auto" style:column-width="2.977cm"/>
    </style:style>
    <style:style style:name="co18" style:family="table-column">
      <style:table-column-properties fo:break-before="auto" style:column-width="1.33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60"/>
    <style:style style:name="ce8" style:family="table-cell" style:parent-style-name="Default" style:data-style-name="N135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3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3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ra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inherit</text:p>
          </table:table-cell>
          <table:table-cell table:style-name="ce1" office:value-type="string">
            <text:p>Foscale</text:p>
          </table:table-cell>
          <table:table-cell table:style-name="ce1" office:value-type="string">
            <text:p>Kscale</text:p>
          </table:table-cell>
          <table:table-cell table:style-name="ce1" office:value-type="string">
            <text:p>M</text:p>
          </table:table-cell>
          <table:table-cell table:style-name="ce1" office:value-type="string">
            <text:p>polymer</text:p>
          </table:table-cell>
          <table:table-cell table:style-name="ce1" office:value-type="string">
            <text:p>SML</text:p>
          </table:table-cell>
          <table:table-cell table:style-name="ce1" office:value-type="string">
            <text:p>CP01_</text:p>
          </table:table-cell>
          <table:table-cell table:style-name="ce1" office:value-type="string">
            <text:p>CP02_</text:p>
          </table:table-cell>
          <table:table-cell table:style-name="ce1" office:value-type="string">
            <text:p>rhoP1</text:p>
          </table:table-cell>
          <table:table-cell table:style-name="ce1" office:value-type="string">
            <text:p>rhoP2</text:p>
          </table:table-cell>
          <table:table-cell table:style-name="ce1" office:value-type="string">
            <text:p>rhoF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F</text:p>
          </table:table-cell>
          <table:table-cell table:style-name="ce1" office:value-type="string">
            <text:p>lP1_</text:p>
          </table:table-cell>
          <table:table-cell table:style-name="ce1" office:value-type="string">
            <text:p>lP2_</text:p>
          </table:table-cell>
          <table:table-cell table:style-name="ce1" office:value-type="string">
            <text:p>KFP1_</text:p>
          </table:table-cell>
          <table:table-cell table:style-name="ce1" office:value-type="string">
            <text:p>KFP2_</text:p>
          </table:table-cell>
          <table:table-cell table:style-name="ce1" office:value-type="string">
            <text:p>D1_</text:p>
          </table:table-cell>
          <table:table-cell table:style-name="ce1" office:value-type="string">
            <text:p>D2_</text:p>
          </table:table-cell>
          <table:table-cell table:style-name="ce1" office:value-type="string">
            <text:p>timedays</text:p>
          </table:table-cell>
          <table:table-cell table:style-name="ce1" office:value-type="string">
            <text:p>Bi</text:p>
          </table:table-cell>
          <table:table-cell table:style-name="ce1" table:number-columns-repeated="998"/>
        </table:table-row>
        <table:table-row table:style-name="ro1">
          <table:table-cell table:style-name="ce2" office:value-type="string">
            <text:p>Setoff</text:p>
          </table:table-cell>
          <table:table-cell table:style-name="ce2"/>
          <table:table-cell table:style-name="ce3"/>
          <table:table-cell table:style-name="ce3" office:value-type="string">
            <text:p>[1/3;3]</text:p>
          </table:table-cell>
          <table:table-cell table:style-name="ce3"/>
          <table:table-cell table:style-name="ce3" office:value-type="float" office:value="182">
            <text:p>182</text:p>
          </table:table-cell>
          <table:table-cell table:style-name="ce3" office:value-type="string">
            <text:p>PP/ink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910">
            <text:p>910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50">
            <text:p>150</text:p>
          </table:table-cell>
          <table:table-cell table:style-name="ce4" office:value-type="float" office:value="0.1">
            <text:p>0,100</text:p>
          </table:table-cell>
          <table:table-cell table:style-name="ce4" office:value-type="float" office:value="0.005">
            <text:p>0,00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0.00000000033">
            <text:p>3,30E-010</text:p>
          </table:table-cell>
          <table:table-cell table:style-name="ce7" office:value-type="float" office:value="0.0000000000012">
            <text:p>1,20E-012</text:p>
          </table:table-cell>
          <table:table-cell table:style-name="ce4" office:value-type="float" office:value="100">
            <text:p>100,000</text:p>
          </table:table-cell>
          <table:table-cell table:style-name="ce3" office:value-type="float" office:value="-1000">
            <text:p>-1000</text:p>
          </table:table-cell>
          <table:table-cell table:style-name="ce3" table:number-columns-repeated="998"/>
        </table:table-row>
        <table:table-row table:style-name="ro1">
          <table:table-cell table:style-name="ce2" office:value-type="string">
            <text:p>HotFilling</text:p>
          </table:table-cell>
          <table:table-cell table:style-name="ce2" office:value-type="string">
            <text:p>Setoff</text:p>
          </table:table-cell>
          <table:table-cell table:style-name="ce3" table:number-columns-repeated="2"/>
          <table:table-cell table:style-name="ce3" office:value-type="string">
            <text:p>[1;1e-3]</text:p>
          </table:table-cell>
          <table:table-cell table:style-name="ce3" table:number-columns-repeated="14"/>
          <table:table-cell table:style-name="ce5" office:value-type="float" office:value="0.000000177">
            <text:p>1,77E-007</text:p>
          </table:table-cell>
          <table:table-cell table:style-name="ce7" office:value-type="float" office:value="0.000000002">
            <text:p>2,00E-009</text:p>
          </table:table-cell>
          <table:table-cell table:style-name="ce8" table:formula="of:=10/(24*60)" office:value-type="float" office:value="0.00694444444444444">
            <text:p>0,0069</text:p>
          </table:table-cell>
          <table:table-cell table:style-name="ce3" office:value-type="float" office:value="1000">
            <text:p>1000</text:p>
          </table:table-cell>
          <table:table-cell table:style-name="ce3" table:number-columns-repeated="998"/>
        </table:table-row>
        <table:table-row table:style-name="ro1">
          <table:table-cell table:style-name="ce2" office:value-type="string">
            <text:p>Storage</text:p>
          </table:table-cell>
          <table:table-cell table:style-name="ce2" office:value-type="string">
            <text:p>HotFilling</text:p>
          </table:table-cell>
          <table:table-cell table:style-name="ce3" table:number-columns-repeated="17"/>
          <table:table-cell table:style-name="ce5" office:value-type="float" office:value="0.00000000033">
            <text:p>3,30E-010</text:p>
          </table:table-cell>
          <table:table-cell table:style-name="ce7" office:value-type="float" office:value="0.0000000000012">
            <text:p>1,20E-012</text:p>
          </table:table-cell>
          <table:table-cell table:style-name="ce4" office:value-type="float" office:value="200">
            <text:p>200,000</text:p>
          </table:table-cell>
          <table:table-cell table:style-name="ce3" table:number-columns-repeated="999"/>
        </table:table-row>
        <table:table-row table:style-name="ro1">
          <table:table-cell table:style-name="ce2" office:value-type="string">
            <text:p>OvenHeating</text:p>
          </table:table-cell>
          <table:table-cell table:style-name="ce2" office:value-type="string">
            <text:p>Storage</text:p>
          </table:table-cell>
          <table:table-cell table:style-name="ce3" table:number-columns-repeated="17"/>
          <table:table-cell table:style-name="ce5" office:value-type="float" office:value="0.0000011">
            <text:p>1,10E-006</text:p>
          </table:table-cell>
          <table:table-cell table:style-name="ce7" office:value-type="float" office:value="0.00000003">
            <text:p>3,00E-008</text:p>
          </table:table-cell>
          <table:table-cell table:style-name="ce8" table:formula="of:=5/(24*60)" office:value-type="float" office:value="0.00347222222222222">
            <text:p>0,0035</text:p>
          </table:table-cell>
          <table:table-cell table:style-name="ce3" table:number-columns-repeated="999"/>
        </table:table-row>
        <table:table-row table:style-name="ro2" table:number-rows-repeated="70">
          <table:table-cell table:style-name="ce3" table:number-columns-repeated="19"/>
          <table:table-cell table:style-name="ce6"/>
          <table:table-cell table:style-name="ce3" table:number-columns-repeated="1001"/>
        </table:table-row>
        <table:table-row table:style-name="ro2">
          <table:table-cell table:style-name="ce3" table:number-columns-repeated="1021"/>
        </table:table-row>
        <table:table-row table:style-name="ro2" table:number-rows-repeated="216">
          <table:table-cell table:style-name="ce3" table:number-columns-repeated="19"/>
          <table:table-cell table:style-name="ce6"/>
          <table:table-cell table:style-name="ce3" table:number-columns-repeated="1001"/>
        </table:table-row>
        <table:table-row table:style-name="ro2">
          <table:table-cell table:style-name="ce3" table:number-columns-repeated="1021"/>
        </table:table-row>
        <table:table-row table:style-name="ro2" table:number-rows-repeated="300">
          <table:table-cell table:style-name="ce3" table:number-columns-repeated="19"/>
          <table:table-cell table:style-name="ce6"/>
          <table:table-cell table:style-name="ce3" table:number-columns-repeated="1001"/>
        </table:table-row>
        <table:table-row table:style-name="ro2" table:number-rows-repeated="64912">
          <table:table-cell table:style-name="ce3" table:number-columns-repeated="1021"/>
        </table:table-row>
        <table:table-row table:style-name="ro2" table:number-rows-repeated="98307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im" table:style-name="ta1" table:print="false"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1006" table:default-cell-style-name="Default"/>
        <table:table-row table:style-name="ro3">
          <table:table-cell table:style-name="ce9" office:value-type="string">
            <text:p>row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parent</text:p>
          </table:table-cell>
          <table:table-cell table:style-name="ce11" office:value-type="string">
            <text:p>inherit</text:p>
          </table:table-cell>
          <table:table-cell table:style-name="ce11" office:value-type="string">
            <text:p>Foscale</text:p>
          </table:table-cell>
          <table:table-cell table:style-name="ce11" office:value-type="string">
            <text:p>Kscale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lF</text:p>
          </table:table-cell>
          <table:table-cell table:style-name="ce17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9" office:value-type="string">
            <text:p>SML</text:p>
          </table:table-cell>
          <table:table-cell table:style-name="ce21" office:value-type="string">
            <text:p>CP10</text:p>
          </table:table-cell>
          <table:table-cell table:style-name="ce11" office:value-type="string">
            <text:p>CP20</text:p>
          </table:table-cell>
          <table:table-cell table:style-name="ce11" office:value-type="string">
            <text:p>Bi</text:p>
          </table:table-cell>
          <table:table-cell table:style-name="ce17" office:value-type="string">
            <text:p>D1</text:p>
          </table:table-cell>
          <table:table-cell table:style-name="ce11" office:value-type="string">
            <text:p>D2</text:p>
          </table:table-cell>
          <table:table-cell table:style-name="ce21" office:value-type="string">
            <text:p>KFP1</text:p>
          </table:table-cell>
          <table:table-cell table:style-name="ce11" office:value-type="string">
            <text:p>KFP2</text:p>
          </table:table-cell>
          <table:table-cell/>
          <table:table-cell table:style-name="ce9" table:number-columns-repeated="1003"/>
          <table:table-cell table:number-columns-repeated="2"/>
        </table:table-row>
        <table:table-row table:style-name="ro3">
          <table:table-cell table:style-name="ce9"/>
          <table:table-cell table:style-name="ce11" office:value-type="string">
            <text:p>(user code)</text:p>
          </table:table-cell>
          <table:table-cell table:style-name="ce11" table:number-columns-repeated="4"/>
          <table:table-cell table:style-name="ce13" office:value-type="string">
            <text:p>s</text:p>
          </table:table-cell>
          <table:table-cell table:style-name="ce13" office:value-type="string">
            <text:p>m</text:p>
          </table:table-cell>
          <table:table-cell table:style-name="ce17" office:value-type="string">
            <text:p>m</text:p>
          </table:table-cell>
          <table:table-cell table:style-name="ce11" office:value-type="string">
            <text:p>m</text:p>
          </table:table-cell>
          <table:table-cell table:style-name="ce19" office:value-type="string">
            <text:p>kg/m3</text:p>
          </table:table-cell>
          <table:table-cell table:style-name="ce21" office:value-type="string">
            <text:p>kg/m3</text:p>
          </table:table-cell>
          <table:table-cell table:style-name="ce11" office:value-type="string">
            <text:p>kg/m3</text:p>
          </table:table-cell>
          <table:table-cell table:style-name="ce11" office:value-type="string">
            <text:p>no unit</text:p>
          </table:table-cell>
          <table:table-cell table:style-name="ce17" office:value-type="string">
            <text:p>m2/s</text:p>
          </table:table-cell>
          <table:table-cell table:style-name="ce11" office:value-type="string">
            <text:p>m2/s</text:p>
          </table:table-cell>
          <table:table-cell table:style-name="ce21" office:value-type="string">
            <text:p>(kg/m3)/(kg/m3)</text:p>
          </table:table-cell>
          <table:table-cell table:style-name="ce11" office:value-type="string">
            <text:p>(kg/m3)/(kg/m3)</text:p>
          </table:table-cell>
          <table:table-cell/>
          <table:table-cell table:style-name="ce9" table:number-columns-repeated="1003"/>
          <table:table-cell table:number-columns-repeated="2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3" table:formula="of:=INDEX(id;[.$A3])" office:value-type="string" office:string-value="Setoff">
            <text:p>Setoff</text:p>
          </table:table-cell>
          <table:table-cell table:style-name="ce4" table:formula="of:=IF(OR(COUNTBLANK(INDEX(parent;[.$A3]));INDEX(parent;[.$A3])=&quot;&quot;);&quot;&quot;;INDEX(parent;[.$A3]))">
            <text:p/>
          </table:table-cell>
          <table:table-cell table:style-name="ce4" table:formula="of:=IF(OR(COUNTBLANK(INDEX(inherit;[.$A3]));INDEX(inherit;[.$A3])=&quot;&quot;);&quot;&quot;;INDEX(inherit;[.$A3]))">
            <text:p/>
          </table:table-cell>
          <table:table-cell table:style-name="ce3" office:value-type="string">
            <text:p>[1/3;3]</text:p>
          </table:table-cell>
          <table:table-cell table:style-name="ce3"/>
          <table:table-cell table:style-name="ce14" table:formula="of:=IF(OR(COUNTBLANK(INDEX(timedays;[.$A3]));INDEX(timedays;[.$A3])=&quot;NaN&quot;);&quot;NaN&quot;;3600*24*INDEX(timedays;[.$A3]) )" office:value-type="float" office:value="8640000">
            <text:p>8640000</text:p>
          </table:table-cell>
          <table:table-cell table:style-name="ce8" table:formula="of:=IF(OR(COUNTBLANK(INDEX(A;[.$A3]));COUNTBLANK(INDEX(rhoF;[.$A3]));COUNTBLANK(INDEX(rhoF;[.$A3])));&quot;NaN&quot;;INDEX(mF;[.$A3])*0.001/(INDEX(rhoF;[.$A3])*INDEX(A;[.$A3])*0.0001))" office:value-type="float" office:value="0.0115384615384615">
            <text:p>0,0115</text:p>
          </table:table-cell>
          <table:table-cell table:style-name="ce6" table:formula="of:=IF(OR(COUNTBLANK(INDEX(lP1_;[.$A3]));INDEX(lP1_;[.$A3])=&quot;NaN&quot;);&quot;NaN&quot;;INDEX(lP1_;[.$A3])*0.01)" office:value-type="float" office:value="0.001">
            <text:p>1,00E-03</text:p>
          </table:table-cell>
          <table:table-cell table:style-name="ce6" table:formula="of:=IF(OR(COUNTBLANK(INDEX(lP2_;[.$A3]));INDEX(lP2_;[.$A3])=&quot;NaN&quot;);&quot;NaN&quot;;INDEX(lP2_;[.$A3])*0.01)" office:value-type="float" office:value="0.00005">
            <text:p>5,00E-05</text:p>
          </table:table-cell>
          <table:table-cell table:style-name="ce6" table:formula="of:=IF(OR(COUNTBLANK(INDEX(SML;[.$A3]));COUNTBLANK(INDEX(rhoF;[.$A3]));INDEX(SML;[.$A3])=&quot;NaN&quot;;INDEX(rhoF;[.$A3])=&quot;NaN&quot;);&quot;NaN&quot;;INDEX(SML;[.$A3])*INDEX(rhoF;[.$A3])*0.000001)" office:value-type="float" office:value="0.001">
            <text:p>1,00E-03</text:p>
          </table:table-cell>
          <table:table-cell table:style-name="ce4" table:formula="of:=IF(OR(COUNTBLANK(INDEX(CP01_;[.$A3]));INDEX(CP01_;[.$A3])=&quot;NaN&quot;);&quot;NaN&quot;;INDEX(CP01_;[.$A3])*INDEX(rhoP1;[.$A3])*0.000001)" office:value-type="float" office:value="0">
            <text:p>0,000</text:p>
          </table:table-cell>
          <table:table-cell table:style-name="ce4" table:formula="of:=IF(OR(COUNTBLANK(INDEX(CP02_;[.$A3]));INDEX(CP02_;[.$A3])=&quot;NaN&quot;);&quot;NaN&quot;;INDEX(CP02_;[.$A3])*INDEX(rhoP2;[.$A3])*0.000001)" office:value-type="float" office:value="0.5">
            <text:p>0,500</text:p>
          </table:table-cell>
          <table:table-cell table:style-name="ce14" table:formula="of:=IF(OR(COUNTBLANK(INDEX(Bi;[.$A3]));INDEX(Bi;[.$A3])=&quot;NaN&quot;);&quot;NaN&quot;;INDEX(Bi;[.$A3]))" office:value-type="float" office:value="-1000">
            <text:p>-1000</text:p>
          </table:table-cell>
          <table:table-cell table:style-name="ce6" table:formula="of:=IF(OR(COUNTBLANK(INDEX(D1_;[.$A3];1));INDEX(D1_;[.$A3])=&quot;NaN&quot;);&quot;NaN&quot;;INDEX(D1_;[.$A3];1)*0.0001)" office:value-type="float" office:value="0.000000000000033">
            <text:p>3,30E-14</text:p>
          </table:table-cell>
          <table:table-cell table:style-name="ce6" table:formula="of:=IF(OR(COUNTBLANK(INDEX(D2_;[.$A3];1));INDEX(D2_;[.$A3])=&quot;NaN&quot;);&quot;NaN&quot;;INDEX(D2_;[.$A3];1)*0.0001)" office:value-type="float" office:value="1.2E-016">
            <text:p>1,20E-16</text:p>
          </table:table-cell>
          <table:table-cell table:style-name="ce4" table:formula="of:=IF(OR(COUNTBLANK(INDEX(KFP1_;[.$A3]));INDEX(KFP1_;[.$A3])=&quot;NaN&quot;);&quot;NaN&quot;;INDEX(KFP1_;[.$A3]))" office:value-type="float" office:value="10">
            <text:p>10,000</text:p>
          </table:table-cell>
          <table:table-cell table:style-name="ce4" table:formula="of:=IF(OR(COUNTBLANK(INDEX(KFP2_;[.$A3]));INDEX(KFP2_;[.$A3])=&quot;NaN&quot;);&quot;NaN&quot;;INDEX(KFP2_;[.$A3]))" office:value-type="float" office:value="1">
            <text:p>1,000</text:p>
          </table:table-cell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3" table:formula="of:=INDEX(id;[.$A4])" office:value-type="string" office:string-value="HotFilling">
            <text:p>HotFilling</text:p>
          </table:table-cell>
          <table:table-cell table:style-name="ce4" table:formula="of:=IF(OR(COUNTBLANK(INDEX(parent;[.$A4]));INDEX(parent;[.$A4])=&quot;&quot;);&quot;&quot;;INDEX(parent;[.$A4]))" office:value-type="string" office:string-value="Setoff">
            <text:p>Setoff</text:p>
          </table:table-cell>
          <table:table-cell table:style-name="ce4" table:formula="of:=IF(OR(COUNTBLANK(INDEX(inherit;[.$A4]));INDEX(inherit;[.$A4])=&quot;&quot;);&quot;&quot;;INDEX(inherit;[.$A4]))">
            <text:p/>
          </table:table-cell>
          <table:table-cell table:style-name="ce3"/>
          <table:table-cell table:style-name="ce3" office:value-type="string">
            <text:p>[1;1e-3]</text:p>
          </table:table-cell>
          <table:table-cell table:style-name="ce14" table:formula="of:=IF(OR(COUNTBLANK(INDEX(timedays;[.$A4]));INDEX(timedays;[.$A4])=&quot;NaN&quot;);&quot;NaN&quot;;3600*24*INDEX(timedays;[.$A4]) )" office:value-type="float" office:value="600">
            <text:p>600</text:p>
          </table:table-cell>
          <table:table-cell table:style-name="ce8" table:formula="of:=IF(OR(COUNTBLANK(INDEX(A;[.$A4]));COUNTBLANK(INDEX(rhoF;[.$A4]));COUNTBLANK(INDEX(rhoF;[.$A4])));&quot;NaN&quot;;INDEX(mF;[.$A4])*0.001/(INDEX(rhoF;[.$A4])*INDEX(A;[.$A4])*0.0001))" office:value-type="string" office:string-value="NaN">
            <text:p>NaN</text:p>
          </table:table-cell>
          <table:table-cell table:style-name="ce6" table:formula="of:=IF(OR(COUNTBLANK(INDEX(lP1_;[.$A4]));INDEX(lP1_;[.$A4])=&quot;NaN&quot;);&quot;NaN&quot;;INDEX(lP1_;[.$A4])*0.01)" office:value-type="string" office:string-value="NaN">
            <text:p>NaN</text:p>
          </table:table-cell>
          <table:table-cell table:style-name="ce6" table:formula="of:=IF(OR(COUNTBLANK(INDEX(lP2_;[.$A4]));INDEX(lP2_;[.$A4])=&quot;NaN&quot;);&quot;NaN&quot;;INDEX(lP2_;[.$A4])*0.01)" office:value-type="string" office:string-value="NaN">
            <text:p>NaN</text:p>
          </table:table-cell>
          <table:table-cell table:style-name="ce6" table:formula="of:=IF(OR(COUNTBLANK(INDEX(SML;[.$A4]));COUNTBLANK(INDEX(rhoF;[.$A4]));INDEX(SML;[.$A4])=&quot;NaN&quot;;INDEX(rhoF;[.$A4])=&quot;NaN&quot;);&quot;NaN&quot;;INDEX(SML;[.$A4])*INDEX(rhoF;[.$A4])*0.000001)" office:value-type="string" office:string-value="NaN">
            <text:p>NaN</text:p>
          </table:table-cell>
          <table:table-cell table:style-name="ce4" table:formula="of:=IF(OR(COUNTBLANK(INDEX(CP01_;[.$A4]));INDEX(CP01_;[.$A4])=&quot;NaN&quot;);&quot;NaN&quot;;INDEX(CP01_;[.$A4])*INDEX(rhoP1;[.$A4])*0.000001)" office:value-type="string" office:string-value="NaN">
            <text:p>NaN</text:p>
          </table:table-cell>
          <table:table-cell table:style-name="ce4" table:formula="of:=IF(OR(COUNTBLANK(INDEX(CP02_;[.$A4]));INDEX(CP02_;[.$A4])=&quot;NaN&quot;);&quot;NaN&quot;;INDEX(CP02_;[.$A4])*INDEX(rhoP2;[.$A4])*0.000001)" office:value-type="string" office:string-value="NaN">
            <text:p>NaN</text:p>
          </table:table-cell>
          <table:table-cell table:style-name="ce14" table:formula="of:=IF(OR(COUNTBLANK(INDEX(Bi;[.$A4]));INDEX(Bi;[.$A4])=&quot;NaN&quot;);&quot;NaN&quot;;INDEX(Bi;[.$A4]))" office:value-type="float" office:value="1000">
            <text:p>1000</text:p>
          </table:table-cell>
          <table:table-cell table:style-name="ce6" table:formula="of:=IF(OR(COUNTBLANK(INDEX(D1_;[.$A4];1));INDEX(D1_;[.$A4])=&quot;NaN&quot;);&quot;NaN&quot;;INDEX(D1_;[.$A4];1)*0.0001)" office:value-type="float" office:value="0.0000000000177">
            <text:p>1,77E-11</text:p>
          </table:table-cell>
          <table:table-cell table:style-name="ce6" table:formula="of:=IF(OR(COUNTBLANK(INDEX(D2_;[.$A4];1));INDEX(D2_;[.$A4])=&quot;NaN&quot;);&quot;NaN&quot;;INDEX(D2_;[.$A4];1)*0.0001)" office:value-type="float" office:value="0.0000000000002">
            <text:p>2,00E-13</text:p>
          </table:table-cell>
          <table:table-cell table:style-name="ce4" table:formula="of:=IF(OR(COUNTBLANK(INDEX(KFP1_;[.$A4]));INDEX(KFP1_;[.$A4])=&quot;NaN&quot;);&quot;NaN&quot;;INDEX(KFP1_;[.$A4]))" office:value-type="string" office:string-value="NaN">
            <text:p>NaN</text:p>
          </table:table-cell>
          <table:table-cell table:style-name="ce4" table:formula="of:=IF(OR(COUNTBLANK(INDEX(KFP2_;[.$A4]));INDEX(KFP2_;[.$A4])=&quot;NaN&quot;);&quot;NaN&quot;;INDEX(KFP2_;[.$A4]))" office:value-type="string" office:string-value="NaN">
            <text:p>NaN</text:p>
          </table:table-cell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3" table:formula="of:=INDEX(id;[.$A5])" office:value-type="string" office:string-value="Storage">
            <text:p>Storage</text:p>
          </table:table-cell>
          <table:table-cell table:style-name="ce4" table:formula="of:=IF(OR(COUNTBLANK(INDEX(parent;[.$A5]));INDEX(parent;[.$A5])=&quot;&quot;);&quot;&quot;;INDEX(parent;[.$A5]))" office:value-type="string" office:string-value="HotFilling">
            <text:p>HotFilling</text:p>
          </table:table-cell>
          <table:table-cell table:style-name="ce4" table:formula="of:=IF(OR(COUNTBLANK(INDEX(inherit;[.$A5]));INDEX(inherit;[.$A5])=&quot;&quot;);&quot;&quot;;INDEX(inherit;[.$A5]))">
            <text:p/>
          </table:table-cell>
          <table:table-cell table:style-name="ce3" table:number-columns-repeated="2"/>
          <table:table-cell table:style-name="ce14" table:formula="of:=IF(OR(COUNTBLANK(INDEX(timedays;[.$A5]));INDEX(timedays;[.$A5])=&quot;NaN&quot;);&quot;NaN&quot;;3600*24*INDEX(timedays;[.$A5]) )" office:value-type="float" office:value="17280000">
            <text:p>17280000</text:p>
          </table:table-cell>
          <table:table-cell table:style-name="ce8" table:formula="of:=IF(OR(COUNTBLANK(INDEX(A;[.$A5]));COUNTBLANK(INDEX(rhoF;[.$A5]));COUNTBLANK(INDEX(rhoF;[.$A5])));&quot;NaN&quot;;INDEX(mF;[.$A5])*0.001/(INDEX(rhoF;[.$A5])*INDEX(A;[.$A5])*0.0001))" office:value-type="string" office:string-value="NaN">
            <text:p>NaN</text:p>
          </table:table-cell>
          <table:table-cell table:style-name="ce6" table:formula="of:=IF(OR(COUNTBLANK(INDEX(lP1_;[.$A5]));INDEX(lP1_;[.$A5])=&quot;NaN&quot;);&quot;NaN&quot;;INDEX(lP1_;[.$A5])*0.01)" office:value-type="string" office:string-value="NaN">
            <text:p>NaN</text:p>
          </table:table-cell>
          <table:table-cell table:style-name="ce6" table:formula="of:=IF(OR(COUNTBLANK(INDEX(lP2_;[.$A5]));INDEX(lP2_;[.$A5])=&quot;NaN&quot;);&quot;NaN&quot;;INDEX(lP2_;[.$A5])*0.01)" office:value-type="string" office:string-value="NaN">
            <text:p>NaN</text:p>
          </table:table-cell>
          <table:table-cell table:style-name="ce6" table:formula="of:=IF(OR(COUNTBLANK(INDEX(SML;[.$A5]));COUNTBLANK(INDEX(rhoF;[.$A5]));INDEX(SML;[.$A5])=&quot;NaN&quot;;INDEX(rhoF;[.$A5])=&quot;NaN&quot;);&quot;NaN&quot;;INDEX(SML;[.$A5])*INDEX(rhoF;[.$A5])*0.000001)" office:value-type="string" office:string-value="NaN">
            <text:p>NaN</text:p>
          </table:table-cell>
          <table:table-cell table:style-name="ce4" table:formula="of:=IF(OR(COUNTBLANK(INDEX(CP01_;[.$A5]));INDEX(CP01_;[.$A5])=&quot;NaN&quot;);&quot;NaN&quot;;INDEX(CP01_;[.$A5])*INDEX(rhoP1;[.$A5])*0.000001)" office:value-type="string" office:string-value="NaN">
            <text:p>NaN</text:p>
          </table:table-cell>
          <table:table-cell table:style-name="ce4" table:formula="of:=IF(OR(COUNTBLANK(INDEX(CP02_;[.$A5]));INDEX(CP02_;[.$A5])=&quot;NaN&quot;);&quot;NaN&quot;;INDEX(CP02_;[.$A5])*INDEX(rhoP2;[.$A5])*0.000001)" office:value-type="string" office:string-value="NaN">
            <text:p>NaN</text:p>
          </table:table-cell>
          <table:table-cell table:style-name="ce14" table:formula="of:=IF(OR(COUNTBLANK(INDEX(Bi;[.$A5]));INDEX(Bi;[.$A5])=&quot;NaN&quot;);&quot;NaN&quot;;INDEX(Bi;[.$A5]))" office:value-type="string" office:string-value="NaN">
            <text:p>NaN</text:p>
          </table:table-cell>
          <table:table-cell table:style-name="ce6" table:formula="of:=IF(OR(COUNTBLANK(INDEX(D1_;[.$A5];1));INDEX(D1_;[.$A5])=&quot;NaN&quot;);&quot;NaN&quot;;INDEX(D1_;[.$A5];1)*0.0001)" office:value-type="float" office:value="0.000000000000033">
            <text:p>3,30E-14</text:p>
          </table:table-cell>
          <table:table-cell table:style-name="ce6" table:formula="of:=IF(OR(COUNTBLANK(INDEX(D2_;[.$A5];1));INDEX(D2_;[.$A5])=&quot;NaN&quot;);&quot;NaN&quot;;INDEX(D2_;[.$A5];1)*0.0001)" office:value-type="float" office:value="1.2E-016">
            <text:p>1,20E-16</text:p>
          </table:table-cell>
          <table:table-cell table:style-name="ce4" table:formula="of:=IF(OR(COUNTBLANK(INDEX(KFP1_;[.$A5]));INDEX(KFP1_;[.$A5])=&quot;NaN&quot;);&quot;NaN&quot;;INDEX(KFP1_;[.$A5]))" office:value-type="string" office:string-value="NaN">
            <text:p>NaN</text:p>
          </table:table-cell>
          <table:table-cell table:style-name="ce4" table:formula="of:=IF(OR(COUNTBLANK(INDEX(KFP2_;[.$A5]));INDEX(KFP2_;[.$A5])=&quot;NaN&quot;);&quot;NaN&quot;;INDEX(KFP2_;[.$A5]))" office:value-type="string" office:string-value="NaN">
            <text:p>NaN</text:p>
          </table:table-cell>
          <table:table-cell/>
          <table:table-cell table:style-name="ce10" table:number-columns-repeated="238"/>
          <table:table-cell table:number-columns-repeated="767"/>
        </table:table-row>
        <table:table-row table:style-name="ro4">
          <table:table-cell table:style-name="ce10" office:value-type="float" office:value="4">
            <text:p>4</text:p>
          </table:table-cell>
          <table:table-cell table:style-name="ce3" table:formula="of:=INDEX(id;[.$A6])" office:value-type="string" office:string-value="OvenHeating">
            <text:p>OvenHeating</text:p>
          </table:table-cell>
          <table:table-cell table:style-name="ce4" table:formula="of:=IF(OR(COUNTBLANK(INDEX(parent;[.$A6]));INDEX(parent;[.$A6])=&quot;&quot;);&quot;&quot;;INDEX(parent;[.$A6]))" office:value-type="string" office:string-value="Storage">
            <text:p>Storage</text:p>
          </table:table-cell>
          <table:table-cell table:style-name="ce4" table:formula="of:=IF(OR(COUNTBLANK(INDEX(inherit;[.$A6]));INDEX(inherit;[.$A6])=&quot;&quot;);&quot;&quot;;INDEX(inherit;[.$A6]))">
            <text:p/>
          </table:table-cell>
          <table:table-cell table:style-name="ce3" table:number-columns-repeated="2"/>
          <table:table-cell table:style-name="ce14" table:formula="of:=IF(OR(COUNTBLANK(INDEX(timedays;[.$A6]));INDEX(timedays;[.$A6])=&quot;NaN&quot;);&quot;NaN&quot;;3600*24*INDEX(timedays;[.$A6]) )" office:value-type="float" office:value="300">
            <text:p>300</text:p>
          </table:table-cell>
          <table:table-cell table:style-name="ce8" table:formula="of:=IF(OR(COUNTBLANK(INDEX(A;[.$A6]));COUNTBLANK(INDEX(rhoF;[.$A6]));COUNTBLANK(INDEX(rhoF;[.$A6])));&quot;NaN&quot;;INDEX(mF;[.$A6])*0.001/(INDEX(rhoF;[.$A6])*INDEX(A;[.$A6])*0.0001))" office:value-type="string" office:string-value="NaN">
            <text:p>NaN</text:p>
          </table:table-cell>
          <table:table-cell table:style-name="ce6" table:formula="of:=IF(OR(COUNTBLANK(INDEX(lP1_;[.$A6]));INDEX(lP1_;[.$A6])=&quot;NaN&quot;);&quot;NaN&quot;;INDEX(lP1_;[.$A6])*0.01)" office:value-type="string" office:string-value="NaN">
            <text:p>NaN</text:p>
          </table:table-cell>
          <table:table-cell table:style-name="ce6" table:formula="of:=IF(OR(COUNTBLANK(INDEX(lP2_;[.$A6]));INDEX(lP2_;[.$A6])=&quot;NaN&quot;);&quot;NaN&quot;;INDEX(lP2_;[.$A6])*0.01)" office:value-type="string" office:string-value="NaN">
            <text:p>NaN</text:p>
          </table:table-cell>
          <table:table-cell table:style-name="ce6" table:formula="of:=IF(OR(COUNTBLANK(INDEX(SML;[.$A6]));COUNTBLANK(INDEX(rhoF;[.$A6]));INDEX(SML;[.$A6])=&quot;NaN&quot;;INDEX(rhoF;[.$A6])=&quot;NaN&quot;);&quot;NaN&quot;;INDEX(SML;[.$A6])*INDEX(rhoF;[.$A6])*0.000001)" office:value-type="string" office:string-value="NaN">
            <text:p>NaN</text:p>
          </table:table-cell>
          <table:table-cell table:style-name="ce4" table:formula="of:=IF(OR(COUNTBLANK(INDEX(CP01_;[.$A6]));INDEX(CP01_;[.$A6])=&quot;NaN&quot;);&quot;NaN&quot;;INDEX(CP01_;[.$A6])*INDEX(rhoP1;[.$A6])*0.000001)" office:value-type="string" office:string-value="NaN">
            <text:p>NaN</text:p>
          </table:table-cell>
          <table:table-cell table:style-name="ce4" table:formula="of:=IF(OR(COUNTBLANK(INDEX(CP02_;[.$A6]));INDEX(CP02_;[.$A6])=&quot;NaN&quot;);&quot;NaN&quot;;INDEX(CP02_;[.$A6])*INDEX(rhoP2;[.$A6])*0.000001)" office:value-type="string" office:string-value="NaN">
            <text:p>NaN</text:p>
          </table:table-cell>
          <table:table-cell table:style-name="ce14" table:formula="of:=IF(OR(COUNTBLANK(INDEX(Bi;[.$A6]));INDEX(Bi;[.$A6])=&quot;NaN&quot;);&quot;NaN&quot;;INDEX(Bi;[.$A6]))" office:value-type="string" office:string-value="NaN">
            <text:p>NaN</text:p>
          </table:table-cell>
          <table:table-cell table:style-name="ce6" table:formula="of:=IF(OR(COUNTBLANK(INDEX(D1_;[.$A6];1));INDEX(D1_;[.$A6])=&quot;NaN&quot;);&quot;NaN&quot;;INDEX(D1_;[.$A6];1)*0.0001)" office:value-type="float" office:value="0.00000000011">
            <text:p>1,10E-10</text:p>
          </table:table-cell>
          <table:table-cell table:style-name="ce6" table:formula="of:=IF(OR(COUNTBLANK(INDEX(D2_;[.$A6];1));INDEX(D2_;[.$A6])=&quot;NaN&quot;);&quot;NaN&quot;;INDEX(D2_;[.$A6];1)*0.0001)" office:value-type="float" office:value="0.000000000003">
            <text:p>3,00E-12</text:p>
          </table:table-cell>
          <table:table-cell table:style-name="ce4" table:formula="of:=IF(OR(COUNTBLANK(INDEX(KFP1_;[.$A6]));INDEX(KFP1_;[.$A6])=&quot;NaN&quot;);&quot;NaN&quot;;INDEX(KFP1_;[.$A6]))" office:value-type="string" office:string-value="NaN">
            <text:p>NaN</text:p>
          </table:table-cell>
          <table:table-cell table:style-name="ce4" table:formula="of:=IF(OR(COUNTBLANK(INDEX(KFP2_;[.$A6]));INDEX(KFP2_;[.$A6])=&quot;NaN&quot;);&quot;NaN&quot;;INDEX(KFP2_;[.$A6]))" office:value-type="string" office:string-value="NaN">
            <text:p>NaN</text:p>
          </table:table-cell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7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7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9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7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7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7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8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2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4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9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15">
          <table:table-cell table:style-name="ce10"/>
          <table:table-cell table:style-name="ce3"/>
          <table:table-cell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371">
          <table:table-cell table:style-name="ce10"/>
          <table:table-cell table:style-name="ce3" table:number-columns-repeated="5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46">
          <table:table-cell table:style-name="ce10"/>
          <table:table-cell table:style-name="ce3" table:number-columns-repeated="5"/>
          <table:table-cell table:style-name="ce16" table:number-columns-repeated="2"/>
          <table:table-cell table:style-name="ce18"/>
          <table:table-cell table:style-name="ce12"/>
          <table:table-cell table:style-name="ce20"/>
          <table:table-cell table:style-name="ce22"/>
          <table:table-cell table:style-name="ce12" table:number-columns-repeated="2"/>
          <table:table-cell table:style-name="ce18"/>
          <table:table-cell table:style-name="ce12"/>
          <table:table-cell table:style-name="ce22"/>
          <table:table-cell table:style-name="ce12"/>
          <table:table-cell/>
          <table:table-cell table:style-name="ce10" table:number-columns-repeated="238"/>
          <table:table-cell table:number-columns-repeated="767"/>
        </table:table-row>
        <table:table-row table:style-name="ro3" table:number-rows-repeated="64876">
          <table:table-cell table:style-name="ce10"/>
          <table:table-cell table:style-name="ce12" table:number-columns-repeated="5"/>
          <table:table-cell table:style-name="ce16" table:number-columns-repeated="2"/>
          <table:table-cell table:style-name="ce18"/>
          <table:table-cell table:style-name="ce12"/>
          <table:table-cell table:style-name="ce20"/>
          <table:table-cell table:style-name="ce22"/>
          <table:table-cell table:style-name="ce12" table:number-columns-repeated="2"/>
          <table:table-cell table:style-name="ce18"/>
          <table:table-cell table:style-name="ce12"/>
          <table:table-cell table:style-name="ce22"/>
          <table:table-cell table:style-name="ce12"/>
          <table:table-cell/>
          <table:table-cell table:style-name="ce10" table:number-columns-repeated="238"/>
          <table:table-cell table:number-columns-repeated="767"/>
        </table:table-row>
        <table:table-row table:style-name="ro5" table:number-rows-repeated="2">
          <table:table-cell table:style-name="ce10"/>
          <table:table-cell table:style-name="ce12" table:number-columns-repeated="5"/>
          <table:table-cell table:style-name="ce16" table:number-columns-repeated="2"/>
          <table:table-cell table:style-name="ce18"/>
          <table:table-cell table:style-name="ce12"/>
          <table:table-cell table:style-name="ce20"/>
          <table:table-cell table:style-name="ce22"/>
          <table:table-cell table:style-name="ce12" table:number-columns-repeated="2"/>
          <table:table-cell table:style-name="ce18"/>
          <table:table-cell table:style-name="ce12"/>
          <table:table-cell table:style-name="ce22"/>
          <table:table-cell table:style-name="ce12"/>
          <table:table-cell/>
          <table:table-cell table:style-name="ce10" table:number-columns-repeated="238"/>
          <table:table-cell table:number-columns-repeated="767"/>
        </table:table-row>
        <table:table-row table:style-name="ro2" table:number-rows-repeated="9830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d" table:base-cell-address="$sim.$A$1" table:cell-range-address="$raw.$A$2:.$A$593"/>
        <table:named-range table:name="parent" table:base-cell-address="$sim.$B$1" table:cell-range-address="$raw.$B$2:.$B$593"/>
        <table:named-expression table:name="packfood" table:base-cell-address="$sim.$C$1" table:expression="$raw.$#ref!#ref!#ref!#ref!#ref!#ref!#ref!#ref!#ref![.#REF!$2]:$#REF!$612"/>
        <table:named-expression table:name="scenario" table:base-cell-address="$sim.$D$1" table:expression="$raw.$#ref!#ref!#ref!#ref!#ref!#ref!#ref!#ref!#ref![.#REF!$2]:$#REF!$612"/>
        <table:named-range table:name="M" table:base-cell-address="$sim.$E$1" table:cell-range-address="$raw.$F$2:.$F$593"/>
        <table:named-range table:name="polymer" table:base-cell-address="$sim.$F$1" table:cell-range-address="$raw.$G$2:.$G$593"/>
        <table:named-range table:name="SML" table:base-cell-address="$sim.$G$1" table:cell-range-address="$raw.$H$2:.$H$593"/>
        <table:named-range table:name="CP01_" table:base-cell-address="$sim.$H$1" table:cell-range-address="$raw.$I$2:.$I$593"/>
        <table:named-range table:name="CP02_" table:base-cell-address="$sim.$I$1" table:cell-range-address="$raw.$J$2:.$J$593"/>
        <table:named-expression table:name="CP03_" table:base-cell-address="$sim.$J$1" table:expression="$raw.$#ref!#ref!#ref!#ref!#ref!#ref![.#REF!$2]:$#REF!$624"/>
        <table:named-range table:name="rhoF" table:base-cell-address="$sim.$L$1" table:cell-range-address="$raw.$M$2:.$M$593"/>
        <table:named-range table:name="A" table:base-cell-address="$sim.$M$1" table:cell-range-address="$raw.$N$2:.$N$593"/>
        <table:named-range table:name="mF" table:base-cell-address="$sim.$N$1" table:cell-range-address="$raw.$O$2:.$O$593"/>
        <table:named-range table:name="lP1_" table:base-cell-address="$sim.$O$1" table:cell-range-address="$raw.$P$2:.$P$593"/>
        <table:named-range table:name="lP2_" table:base-cell-address="$sim.$P$1" table:cell-range-address="$raw.$Q$2:.$Q$593"/>
        <table:named-expression table:name="lP3_" table:base-cell-address="$sim.$Q$1" table:expression="$raw.$#ref!#ref!#ref!#ref!#ref!#ref![.#REF!$2]:$#REF!$624"/>
        <table:named-range table:name="KFP1_" table:base-cell-address="$sim.$R$1" table:cell-range-address="$raw.$R$2:.$R$593"/>
        <table:named-range table:name="KFP2_" table:base-cell-address="$sim.$S$1" table:cell-range-address="$raw.$S$2:.$S$593"/>
        <table:named-expression table:name="KFP3_" table:base-cell-address="$sim.$T$1" table:expression="$raw.$#ref!#ref!#ref!#ref!#ref!#ref![.#REF!$2]:$#REF!$624"/>
        <table:named-range table:name="D1_" table:base-cell-address="$sim.$U$1" table:cell-range-address="$raw.$T$2:.$T$593"/>
        <table:named-range table:name="D2_" table:base-cell-address="$sim.$V$1" table:cell-range-address="$raw.$U$2:.$U$593"/>
        <table:named-expression table:name="D3_" table:base-cell-address="$sim.$W$1" table:expression="$raw.$#ref!#ref!#ref!#ref!#ref!#ref![.#REF!$2]:$#REF!$624"/>
        <table:named-range table:name="timedays" table:base-cell-address="$sim.$X$1" table:cell-range-address="$raw.$V$2:.$V$593"/>
        <table:named-range table:name="Bi" table:base-cell-address="$sim.$Y$1" table:cell-range-address="$raw.$W$2:.$W$593"/>
        <table:named-range table:name="inherit" table:base-cell-address="$raw.$C$1" table:cell-range-address="$raw.$C$2:.$C$62"/>
        <table:named-range table:name="rhoP1" table:base-cell-address="$raw.$L$2" table:cell-range-address="$raw.$K$2:.$K$104"/>
        <table:named-range table:name="rhoP2" table:base-cell-address="$raw.$K$2" table:cell-range-address="$raw.$L$2:.$L$88"/>
        <table:named-expression table:name="rhoP3" table:base-cell-address="$raw.$L$2" table:expression="$raw.$#ref!#ref!#ref!#ref!#ref!#ref![.#REF!$2]:$#REF!$10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/>
    </number:number-style>
    <number:number-style style:name="N135">
      <number:number number:decimal-places="4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1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number number:decimal-places="12" number:min-integer-digits="1"/>
    </number:number-style>
    <number:number-style style:name="N145">
      <number:number number:decimal-places="13" number:min-integer-digits="1"/>
    </number:number-style>
    <number:number-style style:name="N146">
      <number:number number:decimal-places="14" number:min-integer-digits="1"/>
    </number:number-style>
    <number:number-style style:name="N147">
      <number:number number:decimal-places="15" number:min-integer-digits="1"/>
    </number:number-style>
    <number:number-style style:name="N148">
      <number:number number:decimal-places="16" number:min-integer-digits="1"/>
    </number:number-style>
    <number:number-style style:name="N149">
      <number:number number:decimal-places="17" number:min-integer-digits="1"/>
    </number:number-style>
    <number:number-style style:name="N150">
      <number:number number:decimal-places="18" number:min-integer-digits="1"/>
    </number:number-style>
    <number:number-style style:name="N151">
      <number:number number:decimal-places="19" number:min-integer-digits="1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/05/2011</text:date>, <text:time>16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NEScenarios2" style:display-name="PageStyle_LNEScenario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NEScenarios3" style:display-name="PageStyle_LNEScenarios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NEScenarios3_20_1" style:display-name="PageStyle_LNEScenarios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NEScenarios3_20_2" style:display-name="PageStyle_LNEScenarios3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NEScenarios3_20_3" style:display-name="PageStyle_LNEScenarios3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Vitrac</meta:initial-creator>
    <meta:creation-date>2011-04-15T11:41:38.75</meta:creation-date>
    <dc:date>2011-05-23T16:04:20.17</dc:date>
    <dc:creator>Olivier Vitrac</dc:creator>
    <meta:editing-duration>PT23H7M54S</meta:editing-duration>
    <meta:editing-cycles>117</meta:editing-cycles>
    <meta:generator>OpenOffice.org/3.3$Win32 OpenOffice.org_project/330m20$Build-9567</meta:generator>
    <meta:document-statistic meta:table-count="2" meta:cell-count="157" meta:object-count="0"/>
  </office:meta>
</office:document-meta>
</file>